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</text:p>
          </table:table-cell>
          <table:table-cell office:value-type="float" office:value="-800" calcext:value-type="float">
            <text:p>-800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(T) Given</text:p>
          </table:table-cell>
          <table:table-cell office:value-type="string" calcext:value-type="string">
            <text:p>B(T)</text:p>
          </table:table-cell>
          <table:table-cell office:value-type="string" calcext:value-type="string">
            <text:p>Diff ^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ot Use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60" calcext:value-type="float">
            <text:p>-160</text:p>
          </table:table-cell>
          <table:table-cell table:formula="of:=-[.$B$1] / ([.$B$3] * [.E2])" office:value-type="float" office:value="-0.601395236949723" calcext:value-type="float">
            <text:p>-0.60</text:p>
          </table:table-cell>
          <table:table-cell table:formula="of:=([.F2]-[.E2])^2" office:value-type="float" office:value="25407.9152004071" calcext:value-type="float">
            <text:p>25,407.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8.314" calcext:value-type="float">
            <text:p>8.3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35" calcext:value-type="float">
            <text:p>-35</text:p>
          </table:table-cell>
          <table:table-cell table:formula="of:=-[.$B$1] / ([.$B$3] * [.E3])" office:value-type="float" office:value="-2.74923536891302" calcext:value-type="float">
            <text:p>-2.75</text:p>
          </table:table-cell>
          <table:table-cell table:formula="of:=([.F3]-[.E3])^2" office:value-type="float" office:value="1040.11181928977" calcext:value-type="float">
            <text:p>1,040.1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-4.2" calcext:value-type="float">
            <text:p>-4.2</text:p>
          </table:table-cell>
          <table:table-cell table:formula="of:=-[.$B$1] / ([.$B$3] * [.E4])" office:value-type="float" office:value="-22.9102947409418" calcext:value-type="float">
            <text:p>-22.91</text:p>
          </table:table-cell>
          <table:table-cell table:formula="of:=([.F4]-[.E4])^2" office:value-type="float" office:value="350.075129292916" calcext:value-type="float">
            <text:p>350.0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-[.$B$1] / ([.$B$3] * [.E5])" office:value-type="float" office:value="10.6914708791062" calcext:value-type="float">
            <text:p>10.69</text:p>
          </table:table-cell>
          <table:table-cell table:formula="of:=([.F5]-[.E5])^2" office:value-type="float" office:value="2.86107373486428" calcext:value-type="float">
            <text:p>2.86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6.9" calcext:value-type="float">
            <text:p>16.9</text:p>
          </table:table-cell>
          <table:table-cell table:formula="of:=-[.$B$1] / ([.$B$3] * [.E6])" office:value-type="float" office:value="5.69368271668377" calcext:value-type="float">
            <text:p>5.69</text:p>
          </table:table-cell>
          <table:table-cell table:formula="of:=([.F6]-[.E6])^2" office:value-type="float" office:value="125.581547054352" calcext:value-type="float">
            <text:p>125.58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21.3" calcext:value-type="float">
            <text:p>21.3</text:p>
          </table:table-cell>
          <table:table-cell table:formula="of:=-[.$B$1] / ([.$B$3] * [.E7])" office:value-type="float" office:value="4.51752290666459" calcext:value-type="float">
            <text:p>4.52</text:p>
          </table:table-cell>
          <table:table-cell table:formula="of:=([.F7]-[.E7])^2" office:value-type="float" office:value="281.651537388328" calcext:value-type="float">
            <text:p>281.65</text:p>
          </table:table-cell>
        </table:table-row>
        <table:table-row table:style-name="ro1">
          <table:table-cell table:number-columns-repeated="6"/>
          <table:table-cell table:formula="of:=SUM([.G2:.G7])" office:value-type="float" office:value="27208.1963071674" calcext:value-type="float">
            <text:p>27,208.20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0:35:18.728155863</meta:creation-date>
    <dc:date>2025-01-26T21:18:24.076326126</dc:date>
    <meta:editing-duration>PT32M52S</meta:editing-duration>
    <meta:editing-cycles>1</meta:editing-cycles>
    <meta:generator>LibreOffice/24.8.3.2$Linux_X86_64 LibreOffice_project/e14c9fdd1f585efcbb2c5363087a99d20928d522</meta:generator>
    <meta:document-statistic meta:table-count="1" meta:cell-count="35" meta:object-count="0"/>
  </office:meta>
</office:document-meta>
</file>